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BAF7C1E01FD3BA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227cm, 0.992cm, 4.992cm, 4.94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33cm" svg:height="23.899cm" svg:x="0.992cm" svg:y="2.392cm">
          <draw:image xlink:href="Pictures/10000000000005E8000007E09BAF7C1E01FD3BA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14T06:16:08.405152575</dc:date>
    <meta:editing-duration>PT3M42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